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ourier" svg:font-family="Courier, 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style:use-window-font-color="true" style:font-name="Arial" fo:font-size="12pt" fo:language="pt" fo:country="BR" fo:font-style="normal" fo:font-weight="bold" style:font-name-asian="Bitstream Vera Sans" style:font-size-asian="12pt" style:language-asian="pt" style:country-asian="BR" style:font-style-asian="normal" style:font-weight-asian="bold" style:font-name-complex="Courier" style:font-size-complex="12pt" style:language-complex="pt" style:country-complex="BR" style:font-style-complex="normal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orphans="0" fo:widows="0" fo:hyphenation-ladder-count="no-limit" style:writing-mode="lr-tb"/>
      <style:text-properties fo:hyphenate="false" fo:hyphenation-remain-char-count="2" fo:hyphenation-push-char-count="2"/>
    </style:style>
    <style:style style:name="P9" style:family="paragraph" style:parent-style-name="Standard">
      <style:paragraph-properties fo:break-before="pag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break-before="page"/>
      <style:text-properties fo:language="en" fo:country="none"/>
    </style:style>
    <style:style style:name="P11" style:family="paragraph" style:parent-style-name="Preformatted_20_Text">
      <style:text-properties fo:language="en" fo:country="none"/>
    </style:style>
    <style:style style:name="P12" style:family="paragraph" style:parent-style-name="Preformatted_20_Text">
      <style:text-properties fo:language="en" fo:country="none" fo:font-weight="bold" style:font-weight-asian="bold" style:font-weight-complex="bold"/>
    </style:style>
    <style:style style:name="P13" style:family="paragraph" style:parent-style-name="Preformatted_20_Text">
      <style:paragraph-properties fo:margin-top="0cm" fo:margin-bottom="0.499cm" loext:contextual-spacing="false"/>
    </style:style>
    <style:style style:name="P14" style:family="paragraph" style:parent-style-name="Preformatted_20_Text">
      <style:paragraph-properties fo:margin-top="0cm" fo:margin-bottom="0.499cm" loext:contextual-spacing="false"/>
      <style:text-properties fo:language="en" fo:country="none"/>
    </style:style>
    <style:style style:name="P15" style:family="paragraph" style:parent-style-name="Preformatted_20_Text">
      <style:paragraph-properties fo:margin-left="1.27cm" fo:margin-right="1.27cm" fo:margin-top="0cm" fo:margin-bottom="0.499cm" loext:contextual-spacing="false" fo:text-indent="0cm" style:auto-text-indent="false"/>
      <style:text-properties fo:language="en" fo:country="none"/>
    </style:style>
    <style:style style:name="P16" style:family="paragraph" style:parent-style-name="Text_20_body">
      <style:paragraph-properties fo:margin-left="1.27cm" fo:margin-right="1.27cm" fo:text-indent="0cm" style:auto-text-indent="false"/>
    </style:style>
    <style:style style:name="P17" style:family="paragraph" style:parent-style-name="Text_20_body">
      <style:text-properties fo:language="en" fo:country="none"/>
    </style:style>
    <style:style style:name="P18" style:family="paragraph" style:parent-style-name="Standard" style:list-style-name="L1"/>
    <style:style style:name="P19" style:family="paragraph" style:parent-style-name="Standard">
      <style:text-properties style:font-name="Arial" fo:font-size="12pt" style:font-size-asian="12pt" style:font-size-complex="12pt"/>
    </style:style>
    <style:style style:name="P20" style:family="paragraph" style:parent-style-name="Standard">
      <style:text-properties style:font-name="Arial" fo:font-size="12pt" officeooo:rsid="0016e796" officeooo:paragraph-rsid="0016e796" style:font-size-asian="12pt" style:font-size-complex="12pt"/>
    </style:style>
    <style:style style:name="P21" style:family="paragraph" style:parent-style-name="Heading_20_2">
      <style:text-properties fo:language="en" fo:country="none"/>
    </style:style>
    <style:style style:name="P22" style:family="paragraph" style:parent-style-name="Heading_20_3">
      <style:text-properties fo:language="en" fo:country="none"/>
    </style:style>
    <style:style style:name="P23" style:family="paragraph" style:parent-style-name="Heading_20_3">
      <style:paragraph-properties fo:margin-left="1.27cm" fo:margin-right="1.27cm" fo:text-indent="0cm" style:auto-text-indent="false"/>
      <style:text-properties fo:language="en" fo:country="none"/>
    </style:style>
    <style:style style:name="P24" style:family="paragraph" style:parent-style-name="Text_20_body" style:list-style-name="L1">
      <style:text-properties fo:language="en" fo:country="none"/>
    </style:style>
    <style:style style:name="T1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Arial" fo:font-size="12pt" fo:font-style="italic" fo:font-weight="normal" style:font-size-asian="12pt" style:font-weight-asian="normal" style:font-size-complex="12pt" style:font-weight-complex="normal"/>
    </style:style>
    <style:style style:name="T3" style:family="text">
      <style:text-properties style:use-window-font-color="true" style:font-name="Arial" fo:font-size="12pt" fo:language="pt" fo:country="BR" fo:font-weight="normal" style:font-name-asian="Bitstream Vera Sans" style:font-size-asian="12pt" style:language-asian="pt" style:country-asian="BR" style:font-weight-asian="normal" style:font-name-complex="Courier" style:font-size-complex="12pt" style:language-complex="pt" style:country-complex="BR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none"/>
    </style:style>
    <style:style style:name="T7" style:family="text">
      <style:text-properties fo:language="en" fo:country="none" fo:font-style="italic"/>
    </style:style>
    <style:style style:name="T8" style:family="text">
      <style:text-properties fo:language="en" fo:country="none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language="en" fo:country="none" fo:font-weight="bold" style:font-weight-asian="bold" style:font-weight-complex="bold"/>
    </style:style>
    <style:style style:name="T10" style:family="text">
      <style:text-properties officeooo:rsid="001678a0"/>
    </style:style>
    <style:style style:name="T11" style:family="text">
      <style:text-properties officeooo:rsid="001a0da5"/>
    </style:style>
    <text:list-style style:name="L1">
      <text:list-level-style-bullet text:level="1" text:style-name="Bullet_20_Symbols" text:bullet-char="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unções no PostgreSQL:</text:p>
      <text:p text:style-name="P2"/>
      <text:p text:style-name="P3">As internas e as definidas pelo usuário.</text:p>
      <text:p text:style-name="P2"/>
      <text:p text:style-name="P3">Internas </text:p>
      <text:p text:style-name="P2"/>
      <text:p text:style-name="P2">- Funções internas (roun<text:span text:style-name="T10">d</text:span>(), now(), max(), count(), etc).</text:p>
      <text:p text:style-name="P2"/>
      <text:p text:style-name="P3">As definidas pelo usuário são (UDF – <text:span text:style-name="T11">User Defined Function</text:span>):</text:p>
      <text:p text:style-name="P2"/>
      <text:p text:style-name="P2">- Funções escritas em SQL</text:p>
      <text:p text:style-name="P2">- Funções em linguagens de procedimento (PL/pgSQL, PL/Tcl, PL/php, PL/Java, etc)</text:p>
      <text:p text:style-name="P2">- Funções na linguagem C</text:p>
      <text:p text:style-name="P1"/>
      <text:p text:style-name="P3">Sintaxe de Criação</text:p>
      <text:p text:style-name="P2"/>
      <text:p text:style-name="P2">CREATE [ OR REPLACE ] FUNCTION</text:p>
      <text:p text:style-name="Standard"><text:span text:style-name="T1"><text:s text:c="4"/></text:span><text:span text:style-name="Teletype"><text:span text:style-name="T2">name</text:span></text:span><text:span text:style-name="T1"> ( [ [ </text:span><text:span text:style-name="Teletype"><text:span text:style-name="T2">argmode</text:span></text:span><text:span text:style-name="T1"> ] [ </text:span><text:span text:style-name="Teletype"><text:span text:style-name="T2">argname</text:span></text:span><text:span text:style-name="T1"> ] </text:span><text:span text:style-name="Teletype"><text:span text:style-name="T2">argtype</text:span></text:span><text:span text:style-name="T1"> [, ...] ] )</text:span></text:p>
      <text:p text:style-name="Standard"><text:span text:style-name="T1"><text:s text:c="4"/>[ RETURNS </text:span><text:span text:style-name="Teletype"><text:span text:style-name="T2">rettype</text:span></text:span><text:span text:style-name="T1"> ]</text:span></text:p>
      <text:p text:style-name="Standard"><text:span text:style-name="T1"><text:s text:c="2"/>{ LANGUAGE </text:span><text:span text:style-name="Teletype"><text:span text:style-name="T2">langname</text:span></text:span></text:p>
      <text:p text:style-name="P2"><text:s text:c="4"/>| IMMUTABLE | STABLE | VOLATILE</text:p>
      <text:p text:style-name="P2"><text:s text:c="4"/>| CALLED ON NULL INPUT | RETURNS NULL ON NULL INPUT | STRICT</text:p>
      <text:p text:style-name="P2"><text:s text:c="4"/>| [ EXTERNAL ] SECURITY INVOKER | [ EXTERNAL ] SECURITY DEFINER</text:p>
      <text:p text:style-name="Standard"><text:span text:style-name="T1"><text:s text:c="4"/>| AS '</text:span><text:span text:style-name="Teletype"><text:span text:style-name="T2">definition</text:span></text:span><text:span text:style-name="T1">'</text:span></text:p>
      <text:p text:style-name="Standard"><text:span text:style-name="T1"><text:s text:c="4"/>| AS '</text:span><text:span text:style-name="Teletype"><text:span text:style-name="T2">obj_file</text:span></text:span><text:span text:style-name="T1">', '</text:span><text:span text:style-name="Teletype"><text:span text:style-name="T2">link_symbol</text:span></text:span><text:span text:style-name="T1">'</text:span></text:p>
      <text:p text:style-name="P2"><text:s text:c="2"/>} ...</text:p>
      <text:p text:style-name="Standard"><text:span text:style-name="T1"><text:s text:c="4"/>[ WITH ( </text:span><text:span text:style-name="Teletype"><text:span text:style-name="T2">attribute</text:span></text:span><text:span text:style-name="T1"> [, ...] ) ]</text:span></text:p>
      <text:p text:style-name="P2"/>
      <text:p text:style-name="P3">Segurança</text:p>
      <text:p text:style-name="Standard"><text:span text:style-name="T3">Para reforçar a segurança é interessante usar o parâmetro </text:span><text:span text:style-name="Teletype"><text:span text:style-name="T1">SECURITY DEFINER,</text:span></text:span><text:span text:style-name="T1"> que especifica que a função será executada somente com os privilégios do usuário que a criou. </text:span></text:p>
      <text:p text:style-name="P1"/>
      <text:p text:style-name="P8"><text:span text:style-name="Teletype"><text:span text:style-name="T3">SECURITY INVOKER</text:span></text:span><text:span text:style-name="T3"> indica que a função deve ser executada com os privilégios do usuário que a chamou (padrão). </text:span></text:p>
      <text:p text:style-name="P1"/>
      <text:p text:style-name="P3">Diversas Linguagens</text:p>
      <text:p text:style-name="P2">Uma grande força do PostgreSQL é ele permitir a criação de funções pelo usuário em diversas linguagens: SQL, PlpgSQL, TCL, Perl, Phyton, Ruby.</text:p>
      <text:p text:style-name="P2"/>
      <text:p text:style-name="P3">Exemplos</text:p>
      <text:p text:style-name="P2">Para ter exemplos a disposição vamos instalar os do diretório "tutorial" dos fontes do PostgreSQL:</text:p>
      <text:p text:style-name="P2"/>
      <text:p text:style-name="P2">Acessar /usr/local/src/postgresql-8.3.1/src/tutorial e executar:</text:p>
      <text:p text:style-name="P2"/>
      <text:p text:style-name="P2">make install</text:p>
      <text:p text:style-name="P2"/>
      <text:p text:style-name="P2">Feito isso teremos 5 arquivos .sql. </text:p>
      <text:p text:style-name="P2"/>
      <text:p text:style-name="P2">O syscat.sql traz consultas sobre o catálogo de sistema, o que se chama de metadados (metadata). </text:p>
      <text:p text:style-name="P2"><text:soft-page-break/>O basic.sql e o advanced.sql são consultas SQL. </text:p>
      <text:p text:style-name="P2">O complex.sql trata da criação de um tipo de dados pelo usuário e seu uso.</text:p>
      <text:p text:style-name="P2">O func.sql traz algumas funções em SQL e outras em C.</text:p>
      <text:p text:style-name="P1"/>
      <text:p text:style-name="P2">O que outros SGBDs chamam de stored procedures (procedimentos armazenadas) o PostgreSQL chama de funções, que podem ser em diversas linguagens.</text:p>
      <text:p text:style-name="P2"/>
      <text:p text:style-name="P3">Exemplos simples</text:p>
      <text:p text:style-name="P2"/>
      <text:p text:style-name="P2">CREATE OR REPLACE FUNCTION olamundo() RETURNS int4</text:p>
      <text:p text:style-name="P2">AS 'SELECT 1' LANGUAGE 'sql';</text:p>
      <text:p text:style-name="P2"/>
      <text:p text:style-name="P3">Executando</text:p>
      <text:p text:style-name="P2">SELECT olamundo() ;</text:p>
      <text:p text:style-name="P2"/>
      <text:p text:style-name="P2"/>
      <text:p text:style-name="P3">Passando Parâmetros</text:p>
      <text:p text:style-name="P2"/>
      <text:p text:style-name="P2">CREATE OR REPLACE FUNCTION add_numeros(nr1 int4, nr2 int4) RETURNS int4 </text:p>
      <text:p text:style-name="P2">AS 'SELECT $1 + $2' LANGUAGE 'sql';</text:p>
      <text:p text:style-name="P2"/>
      <text:p text:style-name="P2"><text:span text:style-name="T5">Observe</text:span> que para passar o primeiro parâmetro usa-se "$1", o segundo "$2" e assim por diante.</text:p>
      <text:p text:style-name="P2"/>
      <text:p text:style-name="P3">Executando</text:p>
      <text:p text:style-name="P2">SELECT add_numeros(300, 700) AS resposta ;</text:p>
      <text:p text:style-name="P2"/>
      <text:p text:style-name="P2"/>
      <text:p text:style-name="P3">Podemos passar como parâmetro o nome de uma tabela:</text:p>
      <text:p text:style-name="P2"/>
      <text:p text:style-name="P2">CREATE TEMP TABLE empregados (</text:p>
      <text:p text:style-name="P2"><text:tab/>nome text,</text:p>
      <text:p text:style-name="P2"><text:tab/>salario numeric,</text:p>
      <text:p text:style-name="P2"><text:tab/>idade integer,</text:p>
      <text:p text:style-name="P2"><text:tab/>baia point</text:p>
      <text:p text:style-name="P2">);</text:p>
      <text:p text:style-name="P2"/>
      <text:p text:style-name="P2">INSERT INTO empregados VALUES('João',2200,21,point('(1,1)'));</text:p>
      <text:p text:style-name="P2">INSERT INTO empregados VALUES('José',4200,30,point('(2,1)'));</text:p>
      <text:p text:style-name="P2"/>
      <text:p text:style-name="P2">CREATE FUNCTION dobrar_salario(empregados) RETURNS numeric AS $$</text:p>
      <text:p text:style-name="P2"><text:tab/>SELECT $1.salario * 2 AS salario;</text:p>
      <text:p text:style-name="P2">$$ LANGUAGE SQL;</text:p>
      <text:p text:style-name="P2"/>
      <text:p text:style-name="P2">SELECT nome, dobrar_salario(emp.*) AS sonho</text:p>
      <text:p text:style-name="P2"><text:tab/>FROM empregados</text:p>
      <text:p text:style-name="P2"><text:tab/>WHERE empregados.baia ~= point '(2,1)';</text:p>
      <text:p text:style-name="P2"/>
      <text:p text:style-name="P2">Algumas vezes é prático gerar o valor do argumento composto em tempo de execução. Isto pode ser feito através da construção ROW. </text:p>
      <text:p text:style-name="P2"/>
      <text:p text:style-name="P2"/>
      <text:p text:style-name="P9"/>
      <text:p text:style-name="P2">SELECT nome, dobrar_salario(ROW(nome, salario*1.1, idade, baia)) AS sonho</text:p>
      <text:p text:style-name="P2"><text:tab/>FROM empregados;</text:p>
      <text:p text:style-name="P2"/>
      <text:p text:style-name="P6">Função que retorna um tipo composto. Função que retorna uma única linha da tabela empregados:</text:p>
      <text:p text:style-name="P5"/>
      <text:p text:style-name="P2">CREATE FUNCTION novo_empregado() RETURNS empregados AS $$</text:p>
      <text:p text:style-name="P2"><text:tab/>SELECT text 'Nenhum' AS nome,</text:p>
      <text:p text:style-name="P2"><text:tab/>1000.0 AS salario,</text:p>
      <text:p text:style-name="P2"><text:tab/>25 AS idade,</text:p>
      <text:p text:style-name="P2"><text:tab/>point '(2,2)' AS baia;</text:p>
      <text:p text:style-name="P2">$$ LANGUAGE SQL;</text:p>
      <text:p text:style-name="P2"/>
      <text:p text:style-name="P2">Ou</text:p>
      <text:p text:style-name="P2">CREATE OR REPLACE FUNCTION novo_empregado() RETURNS empregados AS $$</text:p>
      <text:p text:style-name="P2"><text:tab/>SELECT ROW('Nenhum', 1000.0, 25, '(2,2)')::empregados;</text:p>
      <text:p text:style-name="P2">$$ LANGUAGE SQL;</text:p>
      <text:p text:style-name="P2"/>
      <text:p text:style-name="P3">Chamar assim:</text:p>
      <text:p text:style-name="P2">SELECT novo_empregado();</text:p>
      <text:p text:style-name="P2"/>
      <text:p text:style-name="P3">ou</text:p>
      <text:p text:style-name="P2">SELECT * FROM novo_empregado();</text:p>
      <text:p text:style-name="P1"/>
      <text:p text:style-name="P1"/>
      <text:p text:style-name="P3">Funções SQL como fontes de tabelas</text:p>
      <text:p text:style-name="P1"/>
      <text:p text:style-name="P2">CREATE TEMP TABLE teste (testeid int, testesubid int, testename text);</text:p>
      <text:p text:style-name="P2">INSERT INTO teste VALUES (1, 1, 'João');</text:p>
      <text:p text:style-name="P2">INSERT INTO teste VALUES (1, 2, 'José');</text:p>
      <text:p text:style-name="P2">INSERT INTO teste VALUES (2, 1, 'Maria');</text:p>
      <text:p text:style-name="P2"/>
      <text:p text:style-name="P2">CREATE FUNCTION getteste(int) RETURNS teste AS $$</text:p>
      <text:p text:style-name="P2">   SELECT * FROM teste WHERE testeid = $1;</text:p>
      <text:p text:style-name="P2">$$ LANGUAGE SQL;</text:p>
      <text:p text:style-name="P2"/>
      <text:p text:style-name="P2">SELECT *, upper(testename) FROM getteste(1) AS t1;</text:p>
      <text:p text:style-name="P2"/>
      <text:p text:style-name="P1"><text:span text:style-name="T5">Tabelas Temporárias</text:span> - <text:span text:style-name="T4">criar tabelas temporárias (TEMP), faz com que o servidor se encarregue de removê-la (o que faz logo que a conexão seja encerrada).</text:span></text:p>
      <text:p text:style-name="P2"/>
      <text:p text:style-name="P2">CREATE TEMP TABLE nometabela (campo tipo);</text:p>
      <text:p text:style-name="P1"/>
      <text:p text:style-name="P1"/>
      <text:p text:style-name="P3">Funções SQL retornando conjunto</text:p>
      <text:p text:style-name="P1"/>
      <text:p text:style-name="P2">CREATE FUNCTION getteste(int) RETURNS SETOF teste AS $$</text:p>
      <text:p text:style-name="P2"><text:tab/>SELECT * FROM teste WHERE testeid = $1;</text:p>
      <text:p text:style-name="P2">$$ LANGUAGE SQL;</text:p>
      <text:p text:style-name="P2"/>
      <text:p text:style-name="P2">SELECT * FROM getteste(1) AS t1;</text:p>
      <text:p text:style-name="P2"><text:soft-page-break/></text:p>
      <text:p text:style-name="P1"/>
      <text:p text:style-name="P3">Funções SQL polimórficas</text:p>
      <text:p text:style-name="P2"/>
      <text:p text:style-name="P2">As funções SQL podem ser declaradas como recebendo e retornando os tipos polimórficos anyelement e anyarray.</text:p>
      <text:p text:style-name="P2"/>
      <text:p text:style-name="P2">CREATE FUNCTION constroi_matriz(anyelement, anyelement) RETURNS anyarray AS $$</text:p>
      <text:p text:style-name="P2"><text:tab/>SELECT ARRAY[$1, $2];</text:p>
      <text:p text:style-name="P2">$$ LANGUAGE SQL;</text:p>
      <text:p text:style-name="P2"/>
      <text:p text:style-name="P2">SELECT constroi_matriz(1, 2) AS intarray, constroi_matriz('a'::text, 'b') AS textarray;</text:p>
      <text:p text:style-name="P2"/>
      <text:p text:style-name="P2">CREATE FUNCTION eh_maior(anyelement, anyelement) RETURNS boolean AS $$</text:p>
      <text:p text:style-name="P2"><text:tab/>SELECT $1 &gt; $2;</text:p>
      <text:p text:style-name="P2">$$ LANGUAGE SQL;</text:p>
      <text:p text:style-name="P2">SELECT eh_maior(1, 2);</text:p>
      <text:p text:style-name="P1"/>
      <text:p text:style-name="P1"/>
      <text:p text:style-name="P20"><text:a xlink:type="simple" xlink:href="https://www.postgresql.org/docs/9.6/static/typeconv-func.html" text:style-name="Internet_20_link" text:visited-style-name="Visited_20_Internet_20_Link">https://www.postgresql.org/docs/9.6/static/typeconv-func.html</text:a></text:p>
      <text:p text:style-name="P20"><text:a xlink:type="simple" xlink:href="https://www.postgresql.org/docs/9.6/static/functions.html" text:style-name="Internet_20_link" text:visited-style-name="Visited_20_Internet_20_Link">https://www.postgresql.org/docs/9.6/static/functions.html</text:a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Courier" svg:font-family="Courier, 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eletype" style:family="text">
      <style:text-properties style:font-name="Bitstream Vera Sans Mono" fo:font-family="'Bitstream Vera Sans Mono'" style:font-family-generic="modern" style:font-pitch="fixe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ACRONYM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5T08:24:01.510174894</dc:date>
    <meta:editing-cycles>32</meta:editing-cycles>
    <meta:editing-duration>PT33M13S</meta:editing-duration>
    <meta:document-statistic meta:table-count="0" meta:image-count="0" meta:object-count="0" meta:page-count="4" meta:paragraph-count="107" meta:word-count="699" meta:character-count="4683" meta:non-whitespace-character-count="4027"/>
    <meta:user-defined meta:name="Info 1"/>
    <meta:user-defined meta:name="Info 2"/>
    <meta:user-defined meta:name="Info 3"/>
    <meta:user-defined meta:name="Info 4"/>
  </office:meta>
</office:document-meta>
</file>